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57a3" officeooo:paragraph-rsid="001457a3"/>
    </style:style>
    <style:style style:name="P2" style:family="paragraph" style:parent-style-name="Standard" style:list-style-name="L1">
      <style:text-properties officeooo:rsid="001457a3" officeooo:paragraph-rsid="001457a3"/>
    </style:style>
    <style:style style:name="P3" style:family="paragraph" style:parent-style-name="Standard" style:list-style-name="L1">
      <style:text-properties officeooo:rsid="0015d5d7" officeooo:paragraph-rsid="0015d5d7"/>
    </style:style>
    <style:style style:name="T1" style:family="text">
      <style:text-properties fo:color="#000000" style:font-name="Calibri" fo:font-size="12pt"/>
    </style:style>
    <style:style style:name="T2" style:family="text">
      <style:text-properties officeooo:rsid="0015d5d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7. <text:span text:style-name="T1">Create an Autoscaling group and configure launch configuration it with Amazon linux ami and userdata to deploy basic website. Configure autoscaling.</text:span></text:p>
      <text:p text:style-name="P1"><text:span text:style-name="T1"/></text:p>
      <text:p text:style-name="P1"><text:span text:style-name="T1">Steps:</text:span></text:p>
      <text:list xml:id="list697275014" text:style-name="L1">
        <text:list-item>
          <text:p text:style-name="P2"><text:span text:style-name="T1">In your EC2 dashboard, under AUTO SCALING, click on Launch Configurations.</text:span></text:p>
        </text:list-item>
        <text:list-item>
          <text:p text:style-name="P2"><text:span text:style-name="T1">Click on Create launch configuration.</text:span></text:p>
        </text:list-item>
        <text:list-item>
          <text:p text:style-name="P2"><text:span text:style-name="T1">Select Amazon Linux AMI.</text:span></text:p>
        </text:list-item>
        <text:list-item>
          <text:p text:style-name="P2"><text:span text:style-name="T1">Choose instance type as t2.micro. Click on next.</text:span></text:p>
        </text:list-item>
        <text:list-item>
          <text:p text:style-name="P2"><text:span text:style-name="T1">Configure details: give a name and assign an IAM role. In Advanced Details section, add the following user data and then click next:</text:span></text:p>
        </text:list-item>
      </text:list>
      <text:p text:style-name="P1"><text:span text:style-name="T1"><text:tab/><text:tab/>#!/bin/bash</text:span></text:p>
      <text:p text:style-name="P1"><text:span text:style-name="T1"><text:tab/><text:tab/>yum update -y</text:span></text:p>
      <text:p text:style-name="P1"><text:span text:style-name="T1"><text:tab/><text:tab/>yum install httpd mod_ssl</text:span></text:p>
      <text:p text:style-name="P1"><text:span text:style-name="T1"><text:tab/><text:tab/>service httpd start</text:span></text:p>
      <text:p text:style-name="P1"><text:span text:style-name="T1"><text:tab/><text:tab/>chkconfig httpd on</text:span></text:p>
      <text:list xml:id="list203831823877162" text:continue-numbering="true" text:style-name="L1">
        <text:list-item>
          <text:p text:style-name="P2">Add Storage: click on next to proceed with default configuration.</text:p>
        </text:list-item>
        <text:list-item>
          <text:p text:style-name="P2">Configure Security Group: add an exisisting security group or create a new one and click on Review.</text:p>
        </text:list-item>
        <text:list-item>
          <text:p text:style-name="P2">Click on Create Launch Configuration. <text:span text:style-name="T2">Downlad the key pair and click on Launch.</text:span></text:p>
        </text:list-item>
        <text:list-item>
          <text:p text:style-name="P3">Now, select your launch configuration and click on Create Auto Scaling group.</text:p>
        </text:list-item>
        <text:list-item>
          <text:p text:style-name="P3">Create Auto Scaling group details: give a group name, set group size, network and subnet and then click on next.</text:p>
        </text:list-item>
        <text:list-item>
          <text:p text:style-name="P3">Configure scalig policies: click on “Use scaling policies to adjust the capacity of this group”, select min and max instances, set target value and click on next.</text:p>
        </text:list-item>
        <text:list-item>
          <text:p text:style-name="P3">Configure Notifications: click on next.</text:p>
        </text:list-item>
        <text:list-item>
          <text:p text:style-name="P3">Configure Tags: add required tags and click on Review.</text:p>
        </text:list-item>
        <text:list-item>
          <text:p text:style-name="P3">Click on Create Auto Scaling group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5T18:55:12.940206687</meta:creation-date>
    <dc:date>2019-07-15T20:38:30.684202315</dc:date>
    <meta:editing-duration>PT1H22M37S</meta:editing-duration>
    <meta:editing-cycles>1</meta:editing-cycles>
    <meta:document-statistic meta:table-count="0" meta:image-count="0" meta:object-count="0" meta:page-count="1" meta:paragraph-count="21" meta:word-count="221" meta:character-count="1323" meta:non-whitespace-character-count="1127"/>
    <meta:generator>LibreOffice/6.0.3.2$Linux_X86_64 LibreOffice_project/00m0$Build-2</meta:generator>
  </office:meta>
</office:document-meta>
</file>